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54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6" style:family="paragraph">
      <style:paragraph-properties style:text-autospace="none"/>
    </style:style>
    <style:style style:name="P7" style:family="paragraph">
      <style:paragraph-properties fo:margin-left="1.27cm" fo:margin-right="0cm" fo:margin-top="0cm" fo:margin-bottom="0cm" fo:text-indent="-1.27cm" style:text-autospace="none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align="start" fo:text-indent="-1.27cm" style:text-autospace="none"/>
      <style:text-properties fo:color="#000000" style:font-name="Segoe UI" fo:font-size="8.5pt" fo:text-shadow="1pt 1pt" fo:font-weight="normal" style:font-name-asian="Segoe UI" style:font-size-asian="8.5pt" style:font-weight-asian="normal" style:font-name-complex="Segoe UI" style:font-size-complex="8.5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egoe UI1" fo:font-size="18pt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1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1.016cm">
          <draw:text-box>
            <text:p text:style-name="P1"><text:span text:style-name="T1">Hymn #783</text:span></text:p>
            <text:p text:style-name="P1"><text:span text:style-name="T2">“</text:span><text:span text:style-name="T2">Take My Life and Let It B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3.368cm" svg:height="7.366cm" svg:x="2.032cm" svg:y="0.762cm">
          <draw:text-box>
            <text:p text:style-name="P4"><text:span text:style-name="T3">1. <text:s/>Take my life and let it be</text:span><text:span text:style-name="T3"><text:line-break/></text:span><text:span text:style-name="T3"> <text:s text:c="3"/>Consecrated, Lord, to Thee;</text:span><text:span text:style-name="T3"><text:line-break/></text:span><text:span text:style-name="T3"> <text:s text:c="3"/>Take my moments and my days,</text:span><text:span text:style-name="T3"><text:line-break/></text:span><text:span text:style-name="T3"> <text:s text:c="3"/>Let them flow in ceaseless 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4.257cm" svg:height="8.701cm" svg:x="2.159cm" svg:y="0.695cm">
          <draw:text-box>
            <text:p text:style-name="P6"><text:span text:style-name="T4">2. Take my hands and let them move</text:span><text:span text:style-name="T4"><text:line-break/></text:span><text:span text:style-name="T4"> <text:s text:c="3"/>At the impulse of Thy love;</text:span><text:span text:style-name="T4"><text:line-break/></text:span><text:span text:style-name="T4"> <text:s text:c="3"/>Take my feet and let them be</text:span><text:span text:style-name="T4"><text:line-break/></text:span><text:span text:style-name="T4"> <text:s text:c="3"/>Swift and beautiful for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5" draw:layer="layout" svg:width="23.622cm" svg:height="7.366cm" svg:x="2.286cm" svg:y="0.762cm">
          <draw:text-box>
            <text:p text:style-name="P6"><text:span text:style-name="T4">3. Take my voice and let me sing</text:span><text:span text:style-name="T4"><text:line-break/></text:span><text:span text:style-name="T4"> <text:s text:c="3"/>Always, only for my King;</text:span><text:span text:style-name="T4"><text:line-break/></text:span><text:span text:style-name="T4"> <text:s text:c="3"/>Take my lips and let them be</text:span><text:span text:style-name="T4"><text:line-break/></text:span><text:span text:style-name="T4"> <text:s text:c="3"/>Filled with messages from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4" draw:text-style-name="P5" draw:layer="layout" svg:width="23.876cm" svg:height="8.701cm" svg:x="2.286cm" svg:y="0.87cm">
          <draw:text-box>
            <text:p text:style-name="P6"><text:span text:style-name="T4">4. Take my silver and my gold,</text:span><text:span text:style-name="T4"><text:line-break/></text:span><text:span text:style-name="T4"> <text:s text:c="3"/>Not a mite would I withhold;</text:span><text:span text:style-name="T4"><text:line-break/></text:span><text:span text:style-name="T4"> <text:s text:c="3"/>Take my intellect and use</text:span><text:span text:style-name="T4"><text:line-break/></text:span><text:span text:style-name="T4"> <text:s text:c="3"/>Ev’ry pow’r as Thou shalt choo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5" draw:text-style-name="P5" draw:layer="layout" svg:width="23.622cm" svg:height="7.766cm" svg:x="2.286cm" svg:y="0.762cm">
          <draw:text-box>
            <text:p text:style-name="P6"><text:span text:style-name="T4">5. Take my will and make it Thine,</text:span><text:span text:style-name="T4"><text:line-break/></text:span><text:span text:style-name="T4"> <text:s text:c="3"/>It shall be no longer mine;</text:span><text:span text:style-name="T4"><text:line-break/></text:span><text:span text:style-name="T4"> <text:s text:c="3"/>Take my heart, it is Thine own,</text:span><text:span text:style-name="T4"><text:line-break/></text:span><text:span text:style-name="T4"> <text:s text:c="3"/>It shall be Thy royal thr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6" draw:text-style-name="P9" draw:layer="layout" svg:width="23.368cm" svg:height="11.796cm" svg:x="2.54cm" svg:y="0.997cm">
          <draw:text-box>
            <text:p text:style-name="P7"><text:span text:style-name="T4">6. Take my love, my Lord, I pour</text:span><text:span text:style-name="T4"><text:line-break/></text:span><text:span text:style-name="T4">At Thy feet its treasure store;</text:span><text:span text:style-name="T4"><text:line-break/></text:span><text:span text:style-name="T4">Take myself, and I will be</text:span><text:span text:style-name="T4"><text:line-break/></text:span><text:span text:style-name="T4">Ever, only, all for Thee.</text:span></text:p>
            <text:p text:style-name="P8"><text:span text:style-name="T5"><text:line-break/></text:span><text:span text:style-name="T5"/></text:p>
            <text:p text:style-name="P8"><text:span text:style-name="T6"/></text:p>
            <text:p text:style-name="P8"><text:span text:style-name="T7"><text:s text:c="4"/></text:span><text:span text:style-name="T8"><text:s text:c="4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4T19:04:57.221000000</meta:creation-date>
    <dc:title>Hymn template</dc:title>
    <meta:editing-duration>PT14M52S</meta:editing-duration>
    <meta:editing-cycles>10</meta:editing-cycles>
    <meta:generator>LibreOffice/5.4.0.3$Windows_X86_64 LibreOffice_project/7556cbc6811c9d992f4064ab9287069087d7f62c</meta:generator>
    <meta:initial-creator>Arthur Hoch</meta:initial-creator>
    <dc:date>2017-08-31T10:33:18.965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4-11-14T19:04:56.878000000"/>
  </office:meta>
</office:document-meta>
</file>